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0f90"/>
    </style:style>
    <style:style style:name="P2" style:family="paragraph" style:parent-style-name="Standard">
      <style:text-properties officeooo:rsid="00040f90" officeooo:paragraph-rsid="00040f90"/>
    </style:style>
    <style:style style:name="P3" style:family="paragraph" style:parent-style-name="Standard">
      <style:text-properties officeooo:rsid="00040f90" officeooo:paragraph-rsid="0004a483"/>
    </style:style>
    <style:style style:name="P4" style:family="paragraph" style:parent-style-name="Standard">
      <style:text-properties officeooo:rsid="001a6ac8" officeooo:paragraph-rsid="002009f4"/>
    </style:style>
    <style:style style:name="P5" style:family="paragraph" style:parent-style-name="Standard">
      <style:text-properties officeooo:rsid="0027e927" officeooo:paragraph-rsid="002d278b"/>
    </style:style>
    <style:style style:name="P6" style:family="paragraph" style:parent-style-name="Standard">
      <style:text-properties officeooo:rsid="002a6eae" officeooo:paragraph-rsid="002d278b"/>
    </style:style>
    <style:style style:name="P7" style:family="paragraph" style:parent-style-name="Standard">
      <style:text-properties officeooo:rsid="002a6eae" officeooo:paragraph-rsid="002ea24e"/>
    </style:style>
    <style:style style:name="P8" style:family="paragraph" style:parent-style-name="Text_20_body">
      <style:text-properties officeooo:rsid="0008999b" officeooo:paragraph-rsid="0008999b"/>
    </style:style>
    <style:style style:name="P9" style:family="paragraph" style:parent-style-name="Text_20_body">
      <style:text-properties officeooo:rsid="00354ff0" officeooo:paragraph-rsid="00354ff0"/>
    </style:style>
    <style:style style:name="P10" style:family="paragraph" style:parent-style-name="Text_20_body">
      <style:text-properties officeooo:rsid="0036c447" officeooo:paragraph-rsid="0036c447"/>
    </style:style>
    <style:style style:name="P11" style:family="paragraph" style:parent-style-name="Text_20_body">
      <style:text-properties officeooo:rsid="0033dc95" officeooo:paragraph-rsid="0033dc95"/>
    </style:style>
    <style:style style:name="T1" style:family="text">
      <style:text-properties officeooo:rsid="0018c148"/>
    </style:style>
    <style:style style:name="T2" style:family="text">
      <style:text-properties officeooo:rsid="00040f9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4a483"/>
    </style:style>
    <style:style style:name="T5" style:family="text">
      <style:text-properties officeooo:rsid="001bf248"/>
    </style:style>
    <style:style style:name="T6" style:family="text">
      <style:text-properties officeooo:rsid="001e9b8b"/>
    </style:style>
    <style:style style:name="T7" style:family="text">
      <style:text-properties officeooo:rsid="001ac1a6"/>
    </style:style>
    <style:style style:name="T8" style:family="text">
      <style:text-properties officeooo:rsid="001c6d73"/>
    </style:style>
    <style:style style:name="T9" style:family="text">
      <style:text-properties officeooo:rsid="001e4455"/>
    </style:style>
    <style:style style:name="T10" style:family="text">
      <style:text-properties officeooo:rsid="002009f4"/>
    </style:style>
    <style:style style:name="T11" style:family="text">
      <style:text-properties officeooo:rsid="0021ee17"/>
    </style:style>
    <style:style style:name="T12" style:family="text">
      <style:text-properties officeooo:rsid="002556a8"/>
    </style:style>
    <style:style style:name="T13" style:family="text">
      <style:text-properties officeooo:rsid="0023699e"/>
    </style:style>
    <style:style style:name="T14" style:family="text">
      <style:text-properties officeooo:rsid="0027e927"/>
    </style:style>
    <style:style style:name="T15" style:family="text">
      <style:text-properties officeooo:rsid="0024f92d"/>
    </style:style>
    <style:style style:name="T16" style:family="text">
      <style:text-properties officeooo:rsid="0028c907"/>
    </style:style>
    <style:style style:name="T17" style:family="text">
      <style:text-properties officeooo:rsid="002a6eae"/>
    </style:style>
    <style:style style:name="T18" style:family="text">
      <style:text-properties officeooo:rsid="002d278b"/>
    </style:style>
    <style:style style:name="T19" style:family="text">
      <style:text-properties officeooo:rsid="002ea24e"/>
    </style:style>
    <style:style style:name="T20" style:family="text">
      <style:text-properties officeooo:rsid="002f7314"/>
    </style:style>
    <style:style style:name="T21" style:family="text">
      <style:text-properties officeooo:rsid="0008999b"/>
    </style:style>
    <style:style style:name="T22" style:family="text">
      <style:text-properties officeooo:rsid="00166f1e"/>
    </style:style>
    <style:style style:name="T23" style:family="text">
      <style:text-properties officeooo:rsid="0016993b"/>
    </style:style>
    <style:style style:name="T24" style:family="text">
      <style:text-properties officeooo:rsid="00185ab5"/>
    </style:style>
    <style:style style:name="T25" style:family="text">
      <style:text-properties officeooo:rsid="0009da7a"/>
    </style:style>
    <style:style style:name="T26" style:family="text">
      <style:text-properties officeooo:rsid="000b7820"/>
    </style:style>
    <style:style style:name="T27" style:family="text">
      <style:text-properties officeooo:rsid="000cfd5c"/>
    </style:style>
    <style:style style:name="T28" style:family="text">
      <style:text-properties officeooo:rsid="000dd8b0"/>
    </style:style>
    <style:style style:name="T29" style:family="text">
      <style:text-properties officeooo:rsid="00147884"/>
    </style:style>
    <style:style style:name="T30" style:family="text">
      <style:text-properties officeooo:rsid="000e7ae0"/>
    </style:style>
    <style:style style:name="T31" style:family="text">
      <style:text-properties officeooo:rsid="001177e6"/>
    </style:style>
    <style:style style:name="T32" style:family="text">
      <style:text-properties officeooo:rsid="00190e70"/>
    </style:style>
    <style:style style:name="T33" style:family="text">
      <style:text-properties officeooo:rsid="00310f21"/>
    </style:style>
    <style:style style:name="T34" style:family="text">
      <style:text-properties officeooo:rsid="0031f6c9"/>
    </style:style>
    <style:style style:name="T35" style:family="text">
      <style:text-properties officeooo:rsid="003338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 Shah</text:p>
      <text:p text:style-name="P1">EN.695.741.81.SP25 Information Assurance Analysis</text:p>
      <text:p text:style-name="P1">Mod <text:span text:style-name="T1">9</text:span> <text:span text:style-name="T2">Assignment</text:span></text:p>
      <text:p text:style-name="P1"><text:span text:style-name="T1">March 30</text:span>, 2025</text:p>
      <text:p text:style-name="Standard"/>
      <text:p text:style-name="Standard">In the lectures, we only briefly talk about the various Resource Record (RR) types available for DNS. <text:s/>For your assignment, pick 6 other DNS Resource Record types (you can use the list at Wikipedia as a starting point: http://en.wikipedia.org/wiki/List_of_DNS_record_types Links to an external site.) and <text:span text:style-name="T3">discuss their purpose, function and structure</text:span>. <text:s/>You will probably have to read the RFCs describing these RRs. <text:s text:c="2"/>Examples of DNS RR types you could discuss; CSYNC, DHCP, A, AAAA, HIP, CNAME, DNAME)</text:p>
      <text:p text:style-name="Standard"/>
      <text:p text:style-name="P2">A - <text:span text:style-name="T4">RFC 1035</text:span></text:p>
      <text:p text:style-name="P2">AAAA - <text:span text:style-name="T4">RFC 3596</text:span></text:p>
      <text:p text:style-name="P3">CNAME - <text:span text:style-name="T4">RFC 1035</text:span></text:p>
      <text:p text:style-name="P3">PTR - <text:span text:style-name="T4">RFC 1035</text:span></text:p>
      <text:p text:style-name="P3">MX - <text:span text:style-name="T4">RFC 1035, 7505</text:span></text:p>
      <text:p text:style-name="P3">TXT - <text:span text:style-name="T4">RFC 1035</text:span></text:p>
      <text:p text:style-name="P3"><text:a xlink:type="simple" xlink:href="https://www.rfc-editor.org/rfc/rfc2929#section-3.2" text:style-name="Internet_20_link" text:visited-style-name="Visited_20_Internet_20_Link"/></text:p>
      <text:p text:style-name="P3"><text:a xlink:type="simple" xlink:href="https://www.rfc-editor.org/rfc/rfc2929#section-3.2" text:style-name="Internet_20_link" text:visited-style-name="Visited_20_Internet_20_Link">https://www.rfc-editor.org/rfc/rfc2929#section-3.2</text:a></text:p>
      <text:p text:style-name="P3"><text:a xlink:type="simple" xlink:href="https://datatracker.ietf.org/doc/html/rfc1035#page-12" text:style-name="Internet_20_link" text:visited-style-name="Visited_20_Internet_20_Link">https://datatracker.ietf.org/doc/html/rfc1035#page-12</text:a></text:p>
      <text:p text:style-name="P3"><text:a xlink:type="simple" xlink:href="https://web.archive.org/web/20210414192537/https://tools.ietf.org/html/rfc3596" text:style-name="Internet_20_link" text:visited-style-name="Visited_20_Internet_20_Link">https://web.archive.org/web/20210414192537/https://tools.ietf.org/html/rfc3596</text:a></text:p>
      <text:p text:style-name="P3"><text:a xlink:type="simple" xlink:href="https://www.rfc-editor.org/rfc/rfc7505.html" text:style-name="Internet_20_link" text:visited-style-name="Visited_20_Internet_20_Link">https://www.rfc-editor.org/rfc/rfc7505.html</text:a></text:p>
      <text:p text:style-name="P3"/>
      <text:h text:style-name="Heading_20_1" text:outline-level="1">DNS Resource Records</text:h>
      <text:p text:style-name="P4">Each DNS Resource Record type follows a format which includes NAME, TYPE, CLASS, time to live (TTL) in seconds, RDLENGTH, and RDATA. </text:p>
      <text:p text:style-name="P4"/>
      <text:p text:style-name="P4">The NAME field is either the domain, subdomain, or alias domain associated with the record <text:span text:style-name="T5">and can be a variable length</text:span>. <text:span text:style-name="T6">The NAME is represented as a sequence of values prefixed by the length of each sequence and terminated by zero. For example “</text:span><text:a xlink:type="simple" xlink:href="http://www.google.com/" text:style-name="Internet_20_link" text:visited-style-name="Visited_20_Internet_20_Link"><text:span text:style-name="T6">www.google.com</text:span></text:a><text:span text:style-name="T6">” would be represented as “3www6google3com0”. </text:span></text:p>
      <text:p text:style-name="P4"/>
      <text:p text:style-name="P4"><text:span text:style-name="T7">The TYPE field defines which resource record type the record is defining </text:span><text:span text:style-name="T5">and is a 16 bit </text:span><text:span text:style-name="T8">value</text:span><text:span text:style-name="T5"> </text:span><text:span text:style-name="T9">which </text:span><text:span text:style-name="T5">translate</text:span><text:span text:style-name="T9">s </text:span><text:span text:style-name="T5">into the record type (e.g. A=1, AAAA=28)</text:span><text:span text:style-name="T7">.</text:span></text:p>
      <text:p text:style-name="P4"/>
      <text:p text:style-name="P4"><text:span text:style-name="T10">T</text:span><text:span text:style-name="T5">he CLASS </text:span><text:span text:style-name="T6">field is a 16 bit value that </text:span><text:span text:style-name="T11">usually is “1” for “IN” or Internet. </text:span><text:span text:style-name="T12">Classes can be used to describe the same NAME for different classes, but mostly are unused.</text:span><text:span text:style-name="T11"> </text:span><text:span text:style-name="T13">Other values have been used such as 3 and 4 used by MIT in the 80s. And values 254 and 255 for None and All, respectively </text:span><text:span text:style-name="T14">are used as query classes</text:span><text:span text:style-name="T15">. </text:span><text:span text:style-name="T14">[</text:span><text:a xlink:type="simple" xlink:href="https://www.rfc-editor.org/rfc/rfc2929#section-3.2" text:style-name="Internet_20_link" text:visited-style-name="Visited_20_Internet_20_Link"><text:span text:style-name="T14">https://www.rfc-editor.org/rfc/rfc2929#section-3.2</text:span></text:a><text:span text:style-name="T14">]</text:span></text:p>
      <text:p text:style-name="P4"/>
      <text:p text:style-name="P5">TTL <text:span text:style-name="T16">are 32 bit values </text:span>in seconds <text:span text:style-name="T16">used for telling a resolver how long to cache a record before querying again. </text:span><text:span text:style-name="T17">Depending on the record type, the values might be short lived or long lived. For example in A/AAAA records translating domain names to IP addresses, the domain might be short lived for load balancing, or long lived if they are </text:span><text:span text:style-name="T18">unlikely to change like a </text:span><text:span text:style-name="T17">static </text:span><text:span text:style-name="T18">IP</text:span><text:span text:style-name="T17">.</text:span></text:p>
      <text:p text:style-name="P6"/>
      <text:p text:style-name="P7"><text:span text:style-name="T18">The RDLENGTH field is a 16 bit value defining the number of bytes </text:span><text:span text:style-name="T19">long </text:span><text:span text:style-name="T18">the RDATA </text:span><text:span text:style-name="T19">is</text:span><text:span text:style-name="T18">.</text:span></text:p>
      <text:p text:style-name="P7"><text:soft-page-break/><text:span text:style-name="T19">The RDATA field is a variable length field where the length is defined in the RDLENGTH field, where RDATA holds the data specific to the record type. </text:span><text:span text:style-name="T20">For example, an A record might have an RDLENGTH of 4 to describe the 4 byte (32 bit) IPv4 address held in RDATA. An AAAA record would have an RDLENGTH of 16 bytes for the 128 bit IPV6 value held in RDATA for that record.</text:span></text:p>
      <text:h text:style-name="Heading_20_1" text:outline-level="1">A <text:span text:style-name="T21">Record</text:span></text:h>
      <text:p text:style-name="P8"><text:tab/>A records are defined in RFC 1035 to translate a domain name to <text:span text:style-name="T22">a 32 bit</text:span> IPv4 address <text:span text:style-name="T23">to </text:span><text:span text:style-name="T24">connect to</text:span>, such as <text:span text:style-name="T25">google.com </text:span>to 142.250.65.174. <text:span text:style-name="T26">Since people can’t memorize the IP addresses of servers they want to connect to, A records help translate </text:span><text:span text:style-name="T27">human readable domains to server IP addresses. This also enables multiple IP addresses to respond to the same domain name </text:span><text:span text:style-name="T28">by having multiple A records, </text:span><text:span text:style-name="T29">which is</text:span><text:span text:style-name="T28"> use</text:span><text:span text:style-name="T29">ful </text:span><text:span text:style-name="T30">for</text:span><text:span text:style-name="T28"> load balancing </text:span><text:span text:style-name="T31">and preventing DDoS</text:span><text:span text:style-name="T27">. </text:span><text:span text:style-name="T23">An A record also contains </text:span><text:span text:style-name="T32">a</text:span><text:span text:style-name="T23"> time to live (TTL) </text:span><text:span text:style-name="T32">in seconds, </text:span><text:span text:style-name="T33">where the value can be short or long lived. For example, a static IP address would not change so the TTL could be long, but when using load balancing with changing records and IP addresses, a short lived TTL would be better </text:span><text:span text:style-name="T34">so the cached value doesn’t live too long and refer clients to an old record </text:span><text:span text:style-name="T35">address.</text:span></text:p>
      <text:p text:style-name="P8"/>
      <text:p text:style-name="P9">NAME – Domain Name</text:p>
      <text:p text:style-name="P9">TYPE – A (1)</text:p>
      <text:p text:style-name="P9">CLASS – Usually IN (1)</text:p>
      <text:p text:style-name="P9">TTL – Can be short or long lived</text:p>
      <text:p text:style-name="P9">RDLENGTH – 4 bytes</text:p>
      <text:p text:style-name="P9">RDATA – 32 bit IPv4 address</text:p>
      <text:p text:style-name="P8"/>
      <text:h text:style-name="Heading_20_1" text:outline-level="1">AAAA Record</text:h>
      <text:p text:style-name="P10">Similar to A records, AAAA records translate domain names into IPv6 addresses. The RDLENGTH for AAAA records is longer, 16 bytes, to hold the 128 bit IPv6 address in the RDATA field.</text:p>
      <text:p text:style-name="P9">NAME</text:p>
      <text:p text:style-name="P9">TYPE</text:p>
      <text:p text:style-name="P9">CLASS</text:p>
      <text:p text:style-name="P9">TTL</text:p>
      <text:p text:style-name="P9">RDLENGTH</text:p>
      <text:p text:style-name="P9">RDATA</text:p>
      <text:p text:style-name="P11"/>
      <text:h text:style-name="Heading_20_1" text:outline-level="1"><text:soft-page-break/>CNAME</text:h>
      <text:p text:style-name="P11"/>
      <text:p text:style-name="P9">NAME</text:p>
      <text:p text:style-name="P9">TYPE</text:p>
      <text:p text:style-name="P9">CLASS</text:p>
      <text:p text:style-name="P9">TTL</text:p>
      <text:p text:style-name="P9">RDLENGTH</text:p>
      <text:p text:style-name="P9">RDATA</text:p>
      <text:p text:style-name="P9"/>
      <text:p text:style-name="P11"/>
      <text:h text:style-name="Heading_20_1" text:outline-level="1">MX</text:h>
      <text:p text:style-name="P11"/>
      <text:p text:style-name="P9">NAME</text:p>
      <text:p text:style-name="P9">TYPE</text:p>
      <text:p text:style-name="P9">CLASS</text:p>
      <text:p text:style-name="P9">TTL</text:p>
      <text:p text:style-name="P9">RDLENGTH</text:p>
      <text:p text:style-name="P9">RDATA</text:p>
      <text:p text:style-name="P9"/>
      <text:p text:style-name="P9"/>
      <text:p text:style-name="P11"/>
      <text:h text:style-name="Heading_20_1" text:outline-level="1">PTR</text:h>
      <text:p text:style-name="P11"/>
      <text:p text:style-name="P9">NAME</text:p>
      <text:p text:style-name="P9">TYPE</text:p>
      <text:p text:style-name="P9">CLASS</text:p>
      <text:p text:style-name="P9">TTL</text:p>
      <text:p text:style-name="P9">RDLENGTH</text:p>
      <text:p text:style-name="P9"><text:soft-page-break/>RDATA</text:p>
      <text:p text:style-name="P9"/>
      <text:p text:style-name="P9"/>
      <text:p text:style-name="P11"/>
      <text:h text:style-name="Heading_20_1" text:outline-level="1">TXT</text:h>
      <text:p text:style-name="P11"/>
      <text:p text:style-name="P11"/>
      <text:p text:style-name="P9">NAME</text:p>
      <text:p text:style-name="P9">TYPE</text:p>
      <text:p text:style-name="P9">CLASS</text:p>
      <text:p text:style-name="P9">TTL</text:p>
      <text:p text:style-name="P9">RDLENGTH</text:p>
      <text:p text:style-name="P9">RDA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Inline_20_Heading" style:display-name="Inline Heading" style:family="graphic">
      <style:graphic-properties fo:min-width="0in" fo:min-height="0in"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7:23:25.827066000</meta:creation-date>
    <dc:date>2025-04-01T18:28:14.266460000</dc:date>
    <meta:editing-duration>PT48M42S</meta:editing-duration>
    <meta:editing-cycles>44</meta:editing-cycles>
    <meta:generator>LibreOffice/25.2.0.3$MacOSX_AARCH64 LibreOffice_project/e1cf4a87eb02d755bce1a01209907ea5ddc8f069</meta:generator>
    <meta:document-statistic meta:table-count="0" meta:image-count="0" meta:object-count="0" meta:page-count="4" meta:paragraph-count="67" meta:word-count="683" meta:character-count="4022" meta:non-whitespace-character-count="3393"/>
  </office:meta>
</office:document-meta>
</file>